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53in" svg:x="0.6472in" svg:y="10.3945in">
            <draw:object draw:notify-on-update-of-ranges="Sheet1.A1:Sheet1.A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7.3126in" svg:y="10.5724in">
            <draw:object draw:notify-on-update-of-ranges="Sheet1.C1:Sheet1.C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53in" svg:x="3.3004in" svg:y="13.4795in">
            <draw:object draw:notify-on-update-of-ranges="Sheet1.E1:Sheet1.E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49in" svg:x="15.4665in" svg:y="10.9701in">
            <draw:object draw:notify-on-update-of-ranges="Sheet1.AG1:Sheet1.AG5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4" calcext:value-type="float">
            <text:p>388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3" calcext:value-type="float">
            <text:p>387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6000.5" calcext:value-type="float">
            <text:p>26000.5</text:p>
          </table:table-cell>
          <table:table-cell office:value-type="float" office:value="25000.5" calcext:value-type="float">
            <text:p>25000.5</text:p>
          </table:table-cell>
          <table:table-cell table:number-columns-repeated="2" office:value-type="float" office:value="24000.5" calcext:value-type="float">
            <text:p>24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:.AE1])" office:value-type="float" office:value="234005" calcext:value-type="float">
            <text:p>23400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6" calcext:value-type="float">
            <text:p>381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7" calcext:value-type="float">
            <text:p>3817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2:.AE2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905" calcext:value-type="float">
            <text:p>39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8" calcext:value-type="float">
            <text:p>390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4" calcext:value-type="float">
            <text:p>391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5" calcext:value-type="float">
            <text:p>3875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:.AE3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2" calcext:value-type="float">
            <text:p>391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6" calcext:value-type="float">
            <text:p>391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25" calcext:value-type="float">
            <text:p>39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5" calcext:value-type="float">
            <text:p>387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8" calcext:value-type="float">
            <text:p>389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:.AE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4" calcext:value-type="float">
            <text:p>391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5" calcext:value-type="float">
            <text:p>388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8" calcext:value-type="float">
            <text:p>389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27" calcext:value-type="float">
            <text:p>392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8" calcext:value-type="float">
            <text:p>390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26" calcext:value-type="float">
            <text:p>392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5:.AE5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2" calcext:value-type="float">
            <text:p>391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908" calcext:value-type="float">
            <text:p>390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5" calcext:value-type="float">
            <text:p>39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4" calcext:value-type="float">
            <text:p>392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1" calcext:value-type="float">
            <text:p>391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22" calcext:value-type="float">
            <text:p>392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6:.AE6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5" calcext:value-type="float">
            <text:p>388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21" calcext:value-type="float">
            <text:p>392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2" calcext:value-type="float">
            <text:p>392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22" calcext:value-type="float">
            <text:p>392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7" calcext:value-type="float">
            <text:p>388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7:.AE7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0" calcext:value-type="float">
            <text:p>389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5" calcext:value-type="float">
            <text:p>39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1" calcext:value-type="float">
            <text:p>389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6" calcext:value-type="float">
            <text:p>3906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8:.AE8])" office:value-type="float" office:value="231005" calcext:value-type="float">
            <text:p>23100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5" calcext:value-type="float">
            <text:p>389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26" calcext:value-type="float">
            <text:p>392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8" calcext:value-type="float">
            <text:p>391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9:.AE9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7" calcext:value-type="float">
            <text:p>388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5" calcext:value-type="float">
            <text:p>392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7" calcext:value-type="float">
            <text:p>391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3" calcext:value-type="float">
            <text:p>391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9" calcext:value-type="float">
            <text:p>388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0:.AE10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2" calcext:value-type="float">
            <text:p>389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5" calcext:value-type="float">
            <text:p>391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0" calcext:value-type="float">
            <text:p>391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5" calcext:value-type="float">
            <text:p>387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1:.AE11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21" calcext:value-type="float">
            <text:p>392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8" calcext:value-type="float">
            <text:p>391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5" calcext:value-type="float">
            <text:p>391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22000.5" calcext:value-type="float">
            <text:p>22000.5</text:p>
          </table:table-cell>
          <table:table-cell/>
          <table:table-cell table:formula="of:=SUM([.V12:.AE12])" office:value-type="float" office:value="227005" calcext:value-type="float">
            <text:p>22700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0" calcext:value-type="float">
            <text:p>386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6" calcext:value-type="float">
            <text:p>391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3" calcext:value-type="float">
            <text:p>390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3" calcext:value-type="float">
            <text:p>391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3:.AE13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5" calcext:value-type="float">
            <text:p>391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10" calcext:value-type="float">
            <text:p>391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1000.5" calcext:value-type="float">
            <text:p>21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/>
          <table:table-cell table:formula="of:=SUM([.V14:.AE1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5:.AE15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1" calcext:value-type="float">
            <text:p>3881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4" calcext:value-type="float">
            <text:p>389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09" calcext:value-type="float">
            <text:p>390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4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6:.AE16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4" calcext:value-type="float">
            <text:p>3874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9" calcext:value-type="float">
            <text:p>388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1" calcext:value-type="float">
            <text:p>389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7:.AE17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04" calcext:value-type="float">
            <text:p>39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8:.AE18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1" calcext:value-type="float">
            <text:p>388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2" calcext:value-type="float">
            <text:p>389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0" calcext:value-type="float">
            <text:p>389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19:.AE19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2" calcext:value-type="float">
            <text:p>390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900" calcext:value-type="float">
            <text:p>39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0:.AE20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0" calcext:value-type="float">
            <text:p>388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3" calcext:value-type="float">
            <text:p>389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5" calcext:value-type="float">
            <text:p>388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92" calcext:value-type="float">
            <text:p>389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table:number-columns-repeated="2"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1:.AE21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6" calcext:value-type="float">
            <text:p>388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5" calcext:value-type="float">
            <text:p>389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81" calcext:value-type="float">
            <text:p>388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2:.AE22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23:.AE23])" office:value-type="float" office:value="235005" calcext:value-type="float">
            <text:p>23500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5" calcext:value-type="float">
            <text:p>389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9" calcext:value-type="float">
            <text:p>387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3" calcext:value-type="float">
            <text:p>387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4:.AE2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7" calcext:value-type="float">
            <text:p>383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1000.5" calcext:value-type="float">
            <text:p>21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/>
          <table:table-cell table:formula="of:=SUM([.V25:.AE25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9" calcext:value-type="float">
            <text:p>3869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6:.AE26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7" calcext:value-type="float">
            <text:p>382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7:.AE27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1" calcext:value-type="float">
            <text:p>383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1" calcext:value-type="float">
            <text:p>387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1000.5" calcext:value-type="float">
            <text:p>21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/>
          <table:table-cell table:formula="of:=SUM([.V28:.AE28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7000.5" calcext:value-type="float">
            <text:p>27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7000.5" calcext:value-type="float">
            <text:p>27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29:.AE29])" office:value-type="float" office:value="231005" calcext:value-type="float">
            <text:p>23100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7" calcext:value-type="float">
            <text:p>385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0" calcext:value-type="float">
            <text:p>383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3" calcext:value-type="float">
            <text:p>387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9" calcext:value-type="float">
            <text:p>386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2" calcext:value-type="float">
            <text:p>3822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3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0:.AE30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8" calcext:value-type="float">
            <text:p>385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6" calcext:value-type="float">
            <text:p>382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2" calcext:value-type="float">
            <text:p>386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1" calcext:value-type="float">
            <text:p>3821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31:.AE31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7" calcext:value-type="float">
            <text:p>385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5" calcext:value-type="float">
            <text:p>3865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59" calcext:value-type="float">
            <text:p>385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4" calcext:value-type="float">
            <text:p>383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2:.AE32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7" calcext:value-type="float">
            <text:p>385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61" calcext:value-type="float">
            <text:p>386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7" calcext:value-type="float">
            <text:p>381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3:.AE33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6" calcext:value-type="float">
            <text:p>381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3" calcext:value-type="float">
            <text:p>386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5" calcext:value-type="float">
            <text:p>381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/>
          <table:table-cell table:formula="of:=SUM([.V34:.AE3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9" calcext:value-type="float">
            <text:p>381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6" calcext:value-type="float">
            <text:p>3866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05" calcext:value-type="float">
            <text:p>3805</text:p>
          </table:table-cell>
          <table:table-cell office:value-type="float" office:value="24000.5" calcext:value-type="float">
            <text:p>24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4000.5" calcext:value-type="float">
            <text:p>24000.5</text:p>
          </table:table-cell>
          <table:table-cell/>
          <table:table-cell table:formula="of:=SUM([.V35:.AE35])" office:value-type="float" office:value="233005" calcext:value-type="float">
            <text:p>23300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5" calcext:value-type="float">
            <text:p>381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0" calcext:value-type="float">
            <text:p>386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0" calcext:value-type="float">
            <text:p>383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7" calcext:value-type="float">
            <text:p>380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6:.AE36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1" calcext:value-type="float">
            <text:p>381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1" calcext:value-type="float">
            <text:p>385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6" calcext:value-type="float">
            <text:p>385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8" calcext:value-type="float">
            <text:p>382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0" calcext:value-type="float">
            <text:p>3800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4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7:.AE37])" office:value-type="float" office:value="227005" calcext:value-type="float">
            <text:p>22700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12" calcext:value-type="float">
            <text:p>381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4" calcext:value-type="float">
            <text:p>384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5" calcext:value-type="float">
            <text:p>3805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4"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8:.AE38])" office:value-type="float" office:value="238005" calcext:value-type="float">
            <text:p>23800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7" calcext:value-type="float">
            <text:p>384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7" calcext:value-type="float">
            <text:p>381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39:.AE39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4" calcext:value-type="float">
            <text:p>383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03" calcext:value-type="float">
            <text:p>380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4" calcext:value-type="float">
            <text:p>384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9" calcext:value-type="float">
            <text:p>384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50" calcext:value-type="float">
            <text:p>385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4" calcext:value-type="float">
            <text:p>381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40:.AE40])" office:value-type="float" office:value="230005" calcext:value-type="float">
            <text:p>230005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4" calcext:value-type="float">
            <text:p>3854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0" calcext:value-type="float">
            <text:p>381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1:.AE41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7" calcext:value-type="float">
            <text:p>383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8" calcext:value-type="float">
            <text:p>382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798" calcext:value-type="float">
            <text:p>3798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46" calcext:value-type="float">
            <text:p>384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8" calcext:value-type="float">
            <text:p>380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4000.5" calcext:value-type="float">
            <text:p>24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2:.AE42])" office:value-type="float" office:value="232005" calcext:value-type="float">
            <text:p>232005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1" calcext:value-type="float">
            <text:p>383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6" calcext:value-type="float">
            <text:p>37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53" calcext:value-type="float">
            <text:p>385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7" calcext:value-type="float">
            <text:p>3807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3" calcext:value-type="float">
            <text:p>3793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3:.AE43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1" calcext:value-type="float">
            <text:p>383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7" calcext:value-type="float">
            <text:p>384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5" calcext:value-type="float">
            <text:p>384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4" calcext:value-type="float">
            <text:p>380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4000.5" calcext:value-type="float">
            <text:p>24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4:.AE44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5" calcext:value-type="float">
            <text:p>379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2" calcext:value-type="float">
            <text:p>384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3" calcext:value-type="float">
            <text:p>3843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5" calcext:value-type="float">
            <text:p>38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9" calcext:value-type="float">
            <text:p>378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5:.AE45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19" calcext:value-type="float">
            <text:p>3819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3" calcext:value-type="float">
            <text:p>379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4" calcext:value-type="float">
            <text:p>3844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2" calcext:value-type="float">
            <text:p>3802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9" calcext:value-type="float">
            <text:p>3789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6:.AE46])" office:value-type="float" office:value="229005" calcext:value-type="float">
            <text:p>229005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5" calcext:value-type="float">
            <text:p>379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6" calcext:value-type="float">
            <text:p>3836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6" calcext:value-type="float">
            <text:p>379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85" calcext:value-type="float">
            <text:p>378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4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/>
          <table:table-cell table:formula="of:=SUM([.V47:.AE47])" office:value-type="float" office:value="231005" calcext:value-type="float">
            <text:p>231005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2" calcext:value-type="float">
            <text:p>379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24" calcext:value-type="float">
            <text:p>3824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7" calcext:value-type="float">
            <text:p>383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9" calcext:value-type="float">
            <text:p>37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3" calcext:value-type="float">
            <text:p>3783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2" office:value-type="float" office:value="24000.5" calcext:value-type="float">
            <text:p>24000.5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/>
          <table:table-cell table:formula="of:=SUM([.V48:.AE48])" office:value-type="float" office:value="234005" calcext:value-type="float">
            <text:p>23400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20" calcext:value-type="float">
            <text:p>382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18" calcext:value-type="float">
            <text:p>3818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1" calcext:value-type="float">
            <text:p>379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9" calcext:value-type="float">
            <text:p>383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38" calcext:value-type="float">
            <text:p>3838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2" calcext:value-type="float">
            <text:p>3782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25000.5" calcext:value-type="float">
            <text:p>25000.5</text:p>
          </table:table-cell>
          <table:table-cell table:number-columns-repeated="2"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49:.AE49])" office:value-type="float" office:value="228005" calcext:value-type="float">
            <text:p>22800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19" calcext:value-type="float">
            <text:p>381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16" calcext:value-type="float">
            <text:p>3816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94" calcext:value-type="float">
            <text:p>379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25" calcext:value-type="float">
            <text:p>382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0" calcext:value-type="float">
            <text:p>3840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35" calcext:value-type="float">
            <text:p>383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00" calcext:value-type="float">
            <text:p>3800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80" calcext:value-type="float">
            <text:p>3780</text:p>
          </table:table-cell>
          <table:table-cell office:value-type="float" office:value="22000.5" calcext:value-type="float">
            <text:p>22000.5</text:p>
          </table:table-cell>
          <table:table-cell/>
          <table:table-cell table:number-columns-repeated="2"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26000.5" calcext:value-type="float">
            <text:p>26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table:formula="of:=SUM([.V50:.AE50])" office:value-type="float" office:value="230005" calcext:value-type="float">
            <text:p>23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0:39:28.645546852</dc:date>
    <meta:document-statistic meta:table-count="1" meta:cell-count="1550" meta:object-count="4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plot-area chart:style-name="ch2" table:cell-range-address="Sheet1.A1:Sheet1.A50" svg:x="1.331cm" svg:y="0.18cm" svg:width="14.349cm" svg:height="7.665cm">
          <chartooo:coordinate-region svg:x="2.323cm" svg:y="0.379cm" svg:width="13.171cm" svg:height="6.421cm"/>
          <chart:axis chart:dimension="x" chart:name="primary-x" chart:style-name="ch3">
            <chart:title svg:x="6.741cm" svg:y="8.025cm" chart:style-name="ch4">
              <text:p>Cantidad de vecinos (k)</text:p>
            </chart:title>
          </chart:axis>
          <chart:axis chart:dimension="y" chart:name="primary-y" chart:style-name="ch3">
            <chart:title svg:x="0.451cm" svg:y="5.564cm" chart:style-name="ch5">
              <text:p>Cantidad de aciertos</text:p>
            </chart:title>
            <chart:grid chart:style-name="ch6" chart:class="major"/>
          </chart:axis>
          <chart:series chart:style-name="ch7" chart:values-cell-range-address="Sheet1.A1:Sheet1.A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1">
                <text:p>3851</text:p>
                <draw:g>
                  <svg:desc>Sheet1.A1:Sheet1.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21">
                <text:p>3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plot-area chart:style-name="ch2" table:cell-range-address="Sheet1.C1:Sheet1.C50" svg:x="1.331cm" svg:y="0.18cm" svg:width="14.349cm" svg:height="7.664cm">
          <chartooo:coordinate-region svg:x="2.323cm" svg:y="0.379cm" svg:width="13.171cm" svg:height="6.42cm"/>
          <chart:axis chart:dimension="x" chart:name="primary-x" chart:style-name="ch3">
            <chart:title svg:x="6.741cm" svg:y="8.024cm" chart:style-name="ch4">
              <text:p>Cantidad de vecinos (k)</text:p>
            </chart:title>
          </chart:axis>
          <chart:axis chart:dimension="y" chart:name="primary-y" chart:style-name="ch3">
            <chart:title svg:x="0.533cm" svg:y="5.509cm" chart:style-name="ch5">
              <text:p>Cantidad de aciertos</text:p>
            </chart:title>
            <chart:grid chart:style-name="ch6" chart:class="major"/>
          </chart:axis>
          <chart:series chart:style-name="ch7" chart:values-cell-range-address="Sheet1.C1:Sheet1.C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6">
                <text:p>3876</text:p>
                <draw:g>
                  <svg:desc>Sheet1.C1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19">
                <text:p>3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plot-area chart:style-name="ch2" table:cell-range-address="Sheet1.E1:Sheet1.E50" svg:x="1.331cm" svg:y="0.18cm" svg:width="14.349cm" svg:height="7.665cm">
          <chartooo:coordinate-region svg:x="2.323cm" svg:y="0.379cm" svg:width="13.171cm" svg:height="6.421cm"/>
          <chart:axis chart:dimension="x" chart:name="primary-x" chart:style-name="ch3">
            <chart:title svg:x="6.953cm" svg:y="8.025cm" chart:style-name="ch4">
              <text:p>Cantidad de Vecinos</text:p>
            </chart:title>
          </chart:axis>
          <chart:axis chart:dimension="y" chart:name="primary-y" chart:style-name="ch3">
            <chart:title svg:x="0.451cm" svg:y="5.564cm" chart:style-name="ch5">
              <text:p>Cantidad de aciertos</text:p>
            </chart:title>
            <chart:grid chart:style-name="ch6" chart:class="major"/>
          </chart:axis>
          <chart:series chart:style-name="ch7" chart:values-cell-range-address="Sheet1.E1:Sheet1.E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0">
                <text:p>3880</text:p>
                <draw:g>
                  <svg:desc>Sheet1.E1:Sheet1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16">
                <text:p>3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plot-area chart:style-name="ch2" table:cell-range-address="Sheet1.AG1:Sheet1.AG50" svg:x="1.331cm" svg:y="0.18cm" svg:width="14.349cm" svg:height="7.664cm">
          <chartooo:coordinate-region svg:x="2.693cm" svg:y="0.379cm" svg:width="12.801cm" svg:height="6.42cm"/>
          <chart:axis chart:dimension="x" chart:name="primary-x" chart:style-name="ch3">
            <chart:title svg:x="6.953cm" svg:y="8.024cm" chart:style-name="ch4">
              <text:p>Cantidad de Vecinos</text:p>
            </chart:title>
          </chart:axis>
          <chart:axis chart:dimension="y" chart:name="primary-y" chart:style-name="ch3">
            <chart:title svg:x="0.451cm" svg:y="4.956cm" chart:style-name="ch5">
              <text:p>Tiempo (ms)</text:p>
            </chart:title>
            <chart:grid chart:style-name="ch6" chart:class="major"/>
          </chart:axis>
          <chart:series chart:style-name="ch7" chart:values-cell-range-address="Sheet1.AG1:Sheet1.AG50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005">
                <text:p>234005</text:p>
                <draw:g>
                  <svg:desc>Sheet1.AG1:Sheet1.A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005">
                <text:p>231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7005">
                <text:p>227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5005">
                <text:p>235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1005">
                <text:p>231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005">
                <text:p>233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7005">
                <text:p>227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8005">
                <text:p>238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0005">
                <text:p>230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2005">
                <text:p>232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005">
                <text:p>229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1005">
                <text:p>231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4005">
                <text:p>234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005">
                <text:p>228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005">
                <text:p>230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